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ItalicMT" svg:font-family="Arial-ItalicMT" style:font-family-generic="roman" style:font-pitch="variable"/>
    <style:font-face style:name="ArialMT" svg:font-family="ArialMT" style:font-family-generic="roman" style:font-pitch="variable"/>
    <style:font-face style:name="CourierNewPS-ItalicMT" svg:font-family="CourierNewPS-ItalicMT" style:font-family-generic="roman" style:font-pitch="variable"/>
    <style:font-face style:name="FontAwesome" svg:font-family="FontAwesom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style:font-face style:name="TimesNewRomanPSMT" svg:font-family="TimesNewRomanPSMT" style:font-family-generic="roman" style:font-pitch="variable"/>
  </office:font-face-decls>
  <office:automatic-styles>
    <style:style style:name="T1" style:family="text">
      <style:text-properties fo:color="#000000" loext:opacity="100%" style:font-name="OpenSans" fo:font-size="10pt" fo:font-style="normal" fo:font-weight="normal" style:font-size-asian="10pt" style:font-style-asian="normal" style:font-weight-asian="normal"/>
    </style:style>
    <style:style style:name="T2" style:family="text">
      <style:text-properties fo:color="#000000" loext:opacity="100%" style:font-name="OpenSans" fo:font-size="10pt" fo:font-style="normal" fo:font-weight="normal" style:font-size-asian="10pt" style:font-style-asian="normal" style:font-weight-asian="normal"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Este párrafo está alineado a la derecha como la fecha en una carta. Este párrafo está alineado a la derecha como la fecha en una carta. Este párrafo está alineado a la derecha como la fecha en una carta.</text:span></text:p>
      <text:p text:style-name="Standard" loext:marker-style-name="T1"><text:span text:style-name="T1"/></text:p>
      <text:p text:style-name="Standard" loext:marker-style-name="T1"><text:span text:style-name="T1">Este párrafo está alineado a la izquierda, normalmente el texto se pone así cuando empezamos a escribir. Este párrafo está alineado a la izquierda, normalmente el texto se pone así cuando empezamos a escribir.</text:span></text:p>
      <text:p text:style-name="Standard" loext:marker-style-name="T1"><text:span text:style-name="T1"/></text:p>
      <text:p text:style-name="Standard" loext:marker-style-name="T1"><text:span text:style-name="T1">Este párrafo está justificado, esta alineación se usa mucho en los libros, el texto queda perfectamente recto por los dos lados. Este párrafo está justificado, esta alineación se usa mucho en los libros, el texto queda perfectamente recto por los dos lados.</text:span></text:p>
      <text:p text:style-name="Standard" loext:marker-style-name="T1"><text:span text:style-name="T1"/></text:p>
      <text:p text:style-name="Standard" loext:marker-style-name="T1"><text:span text:style-name="T1">Este párrafo está centrado en la página. Este párrafo está centrado en la página. Este párrafo está centrado en la página. Este párrafo está centrado en la página. Este párrafo está centrado en la página. Este párrafo está </text:span><text:span text:style-name="T2">centrado en la página. Este párrafo está centrado en la págin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ItalicMT" svg:font-family="Arial-ItalicMT" style:font-family-generic="roman" style:font-pitch="variable"/>
    <style:font-face style:name="ArialMT" svg:font-family="ArialMT" style:font-family-generic="roman" style:font-pitch="variable"/>
    <style:font-face style:name="CourierNewPS-ItalicMT" svg:font-family="CourierNewPS-ItalicMT" style:font-family-generic="roman" style:font-pitch="variable"/>
    <style:font-face style:name="FontAwesome" svg:font-family="FontAwesom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6T18:40:53.775000000</meta:creation-date>
    <dc:date>2024-07-16T19:11:29.420000000</dc:date>
    <meta:editing-duration>PT12M16S</meta:editing-duration>
    <meta:editing-cycles>11</meta:editing-cycles>
    <meta:generator>LibreOffice/24.2.5.2$Windows_X86_64 LibreOffice_project/bffef4ea93e59bebbeaf7f431bb02b1a39ee8a59</meta:generator>
    <meta:document-statistic meta:table-count="0" meta:image-count="0" meta:object-count="0" meta:page-count="1" meta:paragraph-count="4" meta:word-count="164" meta:character-count="955" meta:non-whitespace-character-count="795"/>
  </office:meta>
</office:document-meta>
</file>